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6688cc" loext:opacity="100%" style:font-name="Consolas" fo:font-size="14pt" fo:font-weight="normal" officeooo:rsid="0004e63a" officeooo:paragraph-rsid="0004e63a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/>
      <style:text-properties fo:color="#6688cc" loext:opacity="100%" style:font-name="Consolas" fo:font-size="14pt" fo:font-weight="normal" fo:background-color="transparent" style:font-size-asian="14pt" style:font-size-complex="14pt"/>
    </style:style>
    <style:style style:name="P3" style:family="paragraph" style:parent-style-name="Standard">
      <style:paragraph-properties style:line-height-at-least="0.198in"/>
      <style:text-properties fo:color="#6688cc" loext:opacity="100%" fo:font-size="14pt" fo:background-color="transparent" style:font-size-asian="14pt" style:font-size-complex="14pt"/>
    </style:style>
    <style:style style:name="P4" style:family="paragraph" style:parent-style-name="Standard">
      <style:text-properties fo:font-size="14pt" officeooo:rsid="0004e63a" officeooo:paragraph-rsid="0004e63a" fo:background-color="transparent" style:font-size-asian="14pt" style:font-size-complex="14pt"/>
    </style:style>
    <style:style style:name="P5" style:family="paragraph" style:parent-style-name="Standard">
      <style:paragraph-properties style:line-height-at-least="0.198in"/>
      <style:text-properties fo:font-size="14pt" fo:background-color="transparent" style:font-size-asian="14pt" style:font-size-complex="14pt"/>
    </style:style>
    <style:style style:name="P6" style:family="paragraph" style:parent-style-name="Standard">
      <style:text-properties fo:font-size="14pt" officeooo:rsid="0004e63a" officeooo:paragraph-rsid="0004e63a" style:font-size-asian="14pt" style:font-size-complex="14pt"/>
    </style:style>
    <style:style style:name="T1" style:family="text">
      <style:text-properties fo:color="#225588" loext:opacity="100%"/>
    </style:style>
    <style:style style:name="T2" style:family="text">
      <style:text-properties fo:color="#225588" loext:opacity="100%" style:font-name="Consolas" fo:font-size="10.5pt" fo:font-weight="normal"/>
    </style:style>
    <style:style style:name="T3" style:family="text">
      <style:text-properties fo:color="#225588" loext:opacity="100%" style:font-name="Consolas" fo:font-weight="normal"/>
    </style:style>
    <style:style style:name="T4" style:family="text">
      <style:text-properties fo:color="#22aa44" loext:opacity="100%"/>
    </style:style>
    <style:style style:name="T5" style:family="text">
      <style:text-properties fo:color="#22aa44" loext:opacity="100%" style:font-name="Consolas" fo:font-size="10.5pt" fo:font-weight="normal"/>
    </style:style>
    <style:style style:name="T6" style:family="text">
      <style:text-properties fo:color="#22aa44" loext:opacity="100%" style:font-name="Consolas" fo:font-weight="normal"/>
    </style:style>
    <style:style style:name="T7" style:family="text">
      <style:text-properties fo:color="#9966b8" loext:opacity="100%" fo:font-style="italic"/>
    </style:style>
    <style:style style:name="T8" style:family="text">
      <style:text-properties fo:color="#9966b8" loext:opacity="100%" style:font-name="Consolas" fo:font-size="10.5pt" fo:font-style="italic" fo:font-weight="normal"/>
    </style:style>
    <style:style style:name="T9" style:family="text">
      <style:text-properties fo:color="#9966b8" loext:opacity="100%" style:font-name="Consolas" fo:font-style="italic" fo:font-weight="normal"/>
    </style:style>
    <style:style style:name="T10" style:family="text">
      <style:text-properties fo:color="#ddbb88" loext:opacity="100%"/>
    </style:style>
    <style:style style:name="T11" style:family="text">
      <style:text-properties fo:color="#ddbb88" loext:opacity="100%" style:font-name="Consolas" fo:font-size="10.5pt" fo:font-weight="normal"/>
    </style:style>
    <style:style style:name="T12" style:family="text">
      <style:text-properties fo:color="#ddbb88" loext:opacity="100%" style:font-name="Consolas" fo:font-weight="normal"/>
    </style:style>
    <style:style style:name="T13" style:family="text">
      <style:text-properties fo:color="#2277ff" loext:opacity="100%" fo:font-style="italic"/>
    </style:style>
    <style:style style:name="T14" style:family="text">
      <style:text-properties fo:color="#2277ff" loext:opacity="100%" style:font-name="Consolas" fo:font-size="10.5pt" fo:font-style="italic" fo:font-weight="normal"/>
    </style:style>
    <style:style style:name="T15" style:family="text">
      <style:text-properties fo:color="#2277ff" loext:opacity="100%" style:font-name="Consolas" fo:font-style="italic" fo:font-weight="normal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f280d0" loext:opacity="100%" style:font-name="Consolas" fo:font-size="10.5pt" fo:font-weight="normal"/>
    </style:style>
    <style:style style:name="T19" style:family="text">
      <style:text-properties fo:color="#f280d0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tus.jsx</text:p>
      <text:p text:style-name="P4"/>
      <text:p text:style-name="P1"><text:span text:style-name="T1">import</text:span> { CheckIcon, ClockIcon } <text:span text:style-name="T1">from</text:span> <text:span text:style-name="T4">'@heroicons/react/24/outline'</text:span>;</text:p>
      <text:p text:style-name="P2"><text:span text:style-name="T1">import</text:span> clsx <text:span text:style-name="T1">from</text:span> <text:span text:style-name="T4">'clsx'</text:span>;</text:p>
      <text:p text:style-name="P5"/>
      <text:p text:style-name="P2"><text:span text:style-name="T1">export</text:span> <text:span text:style-name="T1">default</text:span> <text:span text:style-name="T7">function</text:span> <text:span text:style-name="T10">InvoiceStatus</text:span>({ <text:span text:style-name="T13">status</text:span> }) {</text:p>
      <text:p text:style-name="P3">  <text:span text:style-name="T3">return</text:span><text:span text:style-name="T16"> (</text:span></text:p>
      <text:p text:style-name="P3">    <text:span text:style-name="T16">&lt;</text:span><text:span text:style-name="T3">span</text:span></text:p>
      <text:p text:style-name="P3">      <text:span text:style-name="T12">className</text:span><text:span text:style-name="T3">=</text:span><text:span text:style-name="T16">{</text:span><text:span text:style-name="T12">clsx</text:span><text:span text:style-name="T16">(</text:span></text:p>
      <text:p text:style-name="P3">        <text:span text:style-name="T6">'inline-flex items-center rounded-full px-2 py-1 text-xs'</text:span><text:span text:style-name="T16">,</text:span></text:p>
      <text:p text:style-name="P3">        <text:span text:style-name="T16">{</text:span></text:p>
      <text:p text:style-name="P3">          <text:span text:style-name="T6">'bg-gray-100 text-gray-500'</text:span><text:span text:style-name="T16">: </text:span><text:span text:style-name="T15">status</text:span><text:span text:style-name="T16"> </text:span><text:span text:style-name="T3">===</text:span><text:span text:style-name="T16"> </text:span><text:span text:style-name="T6">'pending'</text:span><text:span text:style-name="T16">,</text:span></text:p>
      <text:p text:style-name="P3">          <text:span text:style-name="T6">'bg-green-500 text-white'</text:span><text:span text:style-name="T16">: </text:span><text:span text:style-name="T15">status</text:span><text:span text:style-name="T16"> </text:span><text:span text:style-name="T3">===</text:span><text:span text:style-name="T16"> </text:span><text:span text:style-name="T6">'paid'</text:span><text:span text:style-name="T16">,</text:span></text:p>
      <text:p text:style-name="P3">          <text:span text:style-name="T6">'bg-red-500 text-white'</text:span><text:span text:style-name="T16">: </text:span><text:span text:style-name="T15">status</text:span><text:span text:style-name="T16"> </text:span><text:span text:style-name="T3">===</text:span><text:span text:style-name="T16"> </text:span><text:span text:style-name="T6">'late'</text:span><text:span text:style-name="T16">,</text:span></text:p>
      <text:p text:style-name="P3">        <text:span text:style-name="T16">},</text:span></text:p>
      <text:p text:style-name="P3">      <text:span text:style-name="T16">)}</text:span></text:p>
      <text:p text:style-name="P3">    <text:span text:style-name="T16">&gt;</text:span></text:p>
      <text:p text:style-name="P3">      <text:span text:style-name="T16">{</text:span><text:span text:style-name="T15">status</text:span><text:span text:style-name="T16"> </text:span><text:span text:style-name="T3">===</text:span><text:span text:style-name="T16"> </text:span><text:span text:style-name="T6">'pending'</text:span><text:span text:style-name="T16"> </text:span><text:span text:style-name="T3">?</text:span><text:span text:style-name="T16"> (</text:span></text:p>
      <text:p text:style-name="P3">        <text:span text:style-name="T16">&lt;&gt;</text:span></text:p>
      <text:p text:style-name="P3">          <text:span text:style-name="T16">Pending</text:span></text:p>
      <text:p text:style-name="P3">          <text:span text:style-name="T16">&lt;</text:span><text:span text:style-name="T9">ClockIcon</text:span><text:span text:style-name="T16"> </text:span><text:span text:style-name="T12">className</text:span><text:span text:style-name="T3">=</text:span><text:span text:style-name="T6">"ml-1 w-4 text-gray-500"</text:span><text:span text:style-name="T16"> /&gt;</text:span></text:p>
      <text:p text:style-name="P3">        <text:span text:style-name="T16">&lt;/&gt;</text:span></text:p>
      <text:p text:style-name="P3">      <text:span text:style-name="T16">) </text:span><text:span text:style-name="T3">:</text:span><text:span text:style-name="T16"> </text:span><text:span text:style-name="T19">null</text:span><text:span text:style-name="T16">}</text:span></text:p>
      <text:p text:style-name="P3">      <text:span text:style-name="T16">{</text:span><text:span text:style-name="T15">status</text:span><text:span text:style-name="T16"> </text:span><text:span text:style-name="T3">===</text:span><text:span text:style-name="T16"> </text:span><text:span text:style-name="T6">'paid'</text:span><text:span text:style-name="T16"> </text:span><text:span text:style-name="T3">?</text:span><text:span text:style-name="T16"> (</text:span></text:p>
      <text:p text:style-name="P3">        <text:span text:style-name="T16">&lt;&gt;</text:span></text:p>
      <text:p text:style-name="P3">          <text:span text:style-name="T16">Paid</text:span></text:p>
      <text:p text:style-name="P3">          <text:span text:style-name="T16">&lt;</text:span><text:span text:style-name="T9">CheckIcon</text:span><text:span text:style-name="T16"> </text:span><text:span text:style-name="T12">className</text:span><text:span text:style-name="T3">=</text:span><text:span text:style-name="T6">"ml-1 w-4 text-white"</text:span><text:span text:style-name="T16"> /&gt;</text:span></text:p>
      <text:p text:style-name="P3">        <text:span text:style-name="T16">&lt;/&gt;</text:span></text:p>
      <text:p text:style-name="P3">      <text:span text:style-name="T16">) </text:span><text:span text:style-name="T3">:</text:span><text:span text:style-name="T16"> </text:span><text:span text:style-name="T19">null</text:span><text:span text:style-name="T16">}</text:span></text:p>
      <text:p text:style-name="P3">      <text:span text:style-name="T16">{</text:span><text:span text:style-name="T15">status</text:span><text:span text:style-name="T16"> </text:span><text:span text:style-name="T3">===</text:span><text:span text:style-name="T16"> </text:span><text:span text:style-name="T6">'late'</text:span><text:span text:style-name="T16"> </text:span><text:span text:style-name="T3">?</text:span><text:span text:style-name="T16"> (</text:span></text:p>
      <text:p text:style-name="P3">        <text:span text:style-name="T16">&lt;&gt;</text:span></text:p>
      <text:p text:style-name="P3">          <text:span text:style-name="T16">Late</text:span></text:p>
      <text:p text:style-name="P3">          <text:span text:style-name="T16">&lt;</text:span><text:span text:style-name="T9">CheckIcon</text:span><text:span text:style-name="T16"> </text:span><text:span text:style-name="T12">className</text:span><text:span text:style-name="T3">=</text:span><text:span text:style-name="T6">"ml-1 w-4 text-white"</text:span><text:span text:style-name="T16"> /&gt;</text:span></text:p>
      <text:p text:style-name="P3">        <text:span text:style-name="T16">&lt;/&gt;</text:span></text:p>
      <text:p text:style-name="P3">      <text:span text:style-name="T16">) </text:span><text:span text:style-name="T3">:</text:span><text:span text:style-name="T16"> </text:span><text:span text:style-name="T19">null</text:span><text:span text:style-name="T16">}</text:span></text:p>
      <text:p text:style-name="P3">    <text:span text:style-name="T16">&lt;/</text:span><text:span text:style-name="T3">span</text:span><text:span text:style-name="T16">&gt;</text:span></text:p>
      <text:p text:style-name="P3">  <text:span text:style-name="T16">);</text:span></text:p>
      <text:p text:style-name="P2">}</text:p>
      <text:p text:style-name="P2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8:12:18.185000000</meta:creation-date>
    <dc:date>2024-09-09T18:13:55.454000000</dc:date>
    <meta:editing-duration>PT1M38S</meta:editing-duration>
    <meta:editing-cycles>1</meta:editing-cycles>
    <meta:document-statistic meta:table-count="0" meta:image-count="0" meta:object-count="0" meta:page-count="2" meta:paragraph-count="36" meta:word-count="99" meta:character-count="883" meta:non-whitespace-character-count="594"/>
    <meta:generator>LibreOffice/7.5.2.2$Windows_X86_64 LibreOffice_project/53bb9681a964705cf672590721dbc85eb4d0c3a2</meta:generator>
  </office:meta>
</office:document-meta>
</file>